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m 2.5</text:p>
          </table:table-cell>
          <table:table-cell office:value-type="string" calcext:value-type="string">
            <text:p>pm10</text:p>
          </table:table-cell>
          <table:table-cell table:number-columns-repeated="2"/>
          <table:table-cell table:style-name="Default" office:value-type="string" calcext:value-type="string">
            <text:p>All</text:p>
          </table:table-cell>
        </table:table-row>
        <table:table-row table:style-name="ro2">
          <table:table-cell table:number-columns-repeated="2" table:style-name="ce1" office:value-type="string" calcext:value-type="string">
            <text:p>TETOVO</text:p>
          </table:table-cell>
          <table:table-cell table:style-name="ce2" office:value-type="float" office:value="139.58866683" calcext:value-type="float">
            <text:p>140</text:p>
          </table:table-cell>
          <table:table-cell/>
          <table:table-cell office:value-type="string" calcext:value-type="string">
            <text:p>TETOVO</text:p>
          </table:table-cell>
        </table:table-row>
        <table:table-row table:style-name="ro2">
          <table:table-cell table:number-columns-repeated="2" table:style-name="ce1" office:value-type="string" calcext:value-type="string">
            <text:p>BATMAN</text:p>
          </table:table-cell>
          <table:table-cell table:style-name="ce2" office:value-type="float" office:value="109.496" calcext:value-type="float">
            <text:p>109</text:p>
          </table:table-cell>
          <table:table-cell/>
          <table:table-cell office:value-type="string" calcext:value-type="string">
            <text:p>BATMAN</text:p>
          </table:table-cell>
        </table:table-row>
        <table:table-row table:style-name="ro2">
          <table:table-cell table:number-columns-repeated="2" table:style-name="ce1" office:value-type="string" calcext:value-type="string">
            <text:p>HAKKARI</text:p>
          </table:table-cell>
          <table:table-cell table:style-name="ce2" office:value-type="float" office:value="109.457" calcext:value-type="float">
            <text:p>109</text:p>
          </table:table-cell>
          <table:table-cell/>
          <table:table-cell office:value-type="string" calcext:value-type="string">
            <text:p>HAKKARI</text:p>
          </table:table-cell>
        </table:table-row>
        <table:table-row table:style-name="ro2">
          <table:table-cell table:number-columns-repeated="2" table:style-name="ce1" office:value-type="string" calcext:value-type="string">
            <text:p>GAZIANTEP</text:p>
          </table:table-cell>
          <table:table-cell table:style-name="ce2" office:value-type="float" office:value="108.465" calcext:value-type="float">
            <text:p>108</text:p>
          </table:table-cell>
          <table:table-cell/>
          <table:table-cell office:value-type="string" calcext:value-type="string">
            <text:p>GAZIANTEP</text:p>
          </table:table-cell>
        </table:table-row>
        <table:table-row table:style-name="ro2">
          <table:table-cell table:number-columns-repeated="2" table:style-name="ce1" office:value-type="string" calcext:value-type="string">
            <text:p>TUZLA</text:p>
          </table:table-cell>
          <table:table-cell table:style-name="ce3" office:value-type="float" office:value="106.214763380422" calcext:value-type="float">
            <text:p>106</text:p>
          </table:table-cell>
          <table:table-cell/>
          <table:table-cell office:value-type="string" calcext:value-type="string">
            <text:p>TUZLA</text:p>
          </table:table-cell>
        </table:table-row>
        <table:table-row table:style-name="ro2">
          <table:table-cell table:number-columns-repeated="2" table:style-name="ce1" office:value-type="string" calcext:value-type="string">
            <text:p>SIIRT</text:p>
          </table:table-cell>
          <table:table-cell table:style-name="ce2" office:value-type="float" office:value="100.559" calcext:value-type="float">
            <text:p>101</text:p>
          </table:table-cell>
          <table:table-cell/>
          <table:table-cell office:value-type="string" calcext:value-type="string">
            <text:p>SIIRT</text:p>
          </table:table-cell>
        </table:table-row>
        <table:table-row table:style-name="ro2">
          <table:table-cell table:number-columns-repeated="2" table:style-name="ce1" office:value-type="string" calcext:value-type="string">
            <text:p>AFYON</text:p>
          </table:table-cell>
          <table:table-cell table:style-name="ce2" office:value-type="float" office:value="98.128" calcext:value-type="float">
            <text:p>98</text:p>
          </table:table-cell>
          <table:table-cell/>
          <table:table-cell office:value-type="string" calcext:value-type="string">
            <text:p>AFYON</text:p>
          </table:table-cell>
        </table:table-row>
        <table:table-row table:style-name="ro2">
          <table:table-cell table:number-columns-repeated="2" table:style-name="ce1" office:value-type="string" calcext:value-type="string">
            <text:p>KARAMAN</text:p>
          </table:table-cell>
          <table:table-cell table:style-name="ce2" office:value-type="float" office:value="93.159" calcext:value-type="float">
            <text:p>93</text:p>
          </table:table-cell>
          <table:table-cell/>
          <table:table-cell office:value-type="string" calcext:value-type="string">
            <text:p>KARAMAN</text:p>
          </table:table-cell>
        </table:table-row>
        <table:table-row table:style-name="ro2">
          <table:table-cell table:number-columns-repeated="2" table:style-name="ce1" office:value-type="string" calcext:value-type="string">
            <text:p>IGDIR</text:p>
          </table:table-cell>
          <table:table-cell table:style-name="ce2" office:value-type="float" office:value="87.909" calcext:value-type="float">
            <text:p>88</text:p>
          </table:table-cell>
          <table:table-cell/>
          <table:table-cell office:value-type="string" calcext:value-type="string">
            <text:p>IGDIR</text:p>
          </table:table-cell>
        </table:table-row>
        <table:table-row table:style-name="ro2">
          <table:table-cell table:number-columns-repeated="2" table:style-name="ce1" office:value-type="string" calcext:value-type="string">
            <text:p>ISPARTA</text:p>
          </table:table-cell>
          <table:table-cell table:style-name="ce2" office:value-type="float" office:value="85.985" calcext:value-type="float">
            <text:p>86</text:p>
          </table:table-cell>
          <table:table-cell/>
          <table:table-cell office:value-type="string" calcext:value-type="string">
            <text:p>ISPARTA</text:p>
          </table:table-cell>
        </table:table-row>
        <table:table-row table:style-name="ro2">
          <table:table-cell table:number-columns-repeated="2" table:style-name="ce1" office:value-type="string" calcext:value-type="string">
            <text:p>DUZCE</text:p>
          </table:table-cell>
          <table:table-cell table:style-name="ce2" office:value-type="float" office:value="85.449" calcext:value-type="float">
            <text:p>85</text:p>
          </table:table-cell>
          <table:table-cell/>
          <table:table-cell office:value-type="string" calcext:value-type="string">
            <text:p>DUZCE</text:p>
          </table:table-cell>
        </table:table-row>
        <table:table-row table:style-name="ro2">
          <table:table-cell table:number-columns-repeated="2" table:style-name="ce1" office:value-type="string" calcext:value-type="string">
            <text:p>BITLIS</text:p>
          </table:table-cell>
          <table:table-cell table:style-name="ce2" office:value-type="float" office:value="84.221" calcext:value-type="float">
            <text:p>84</text:p>
          </table:table-cell>
          <table:table-cell/>
          <table:table-cell office:value-type="string" calcext:value-type="string">
            <text:p>BITLIS</text:p>
          </table:table-cell>
        </table:table-row>
        <table:table-row table:style-name="ro2">
          <table:table-cell table:number-columns-repeated="2" table:style-name="ce1" office:value-type="string" calcext:value-type="string">
            <text:p>CANKIRI</text:p>
          </table:table-cell>
          <table:table-cell table:style-name="ce2" office:value-type="float" office:value="82.792" calcext:value-type="float">
            <text:p>83</text:p>
          </table:table-cell>
          <table:table-cell/>
          <table:table-cell office:value-type="string" calcext:value-type="string">
            <text:p>CANKIRI</text:p>
          </table:table-cell>
        </table:table-row>
        <table:table-row table:style-name="ro2">
          <table:table-cell table:number-columns-repeated="2" table:style-name="ce1" office:value-type="string" calcext:value-type="string">
            <text:p>MUS</text:p>
          </table:table-cell>
          <table:table-cell table:style-name="ce2" office:value-type="float" office:value="82.556" calcext:value-type="float">
            <text:p>83</text:p>
          </table:table-cell>
          <table:table-cell/>
          <table:table-cell office:value-type="string" calcext:value-type="string">
            <text:p>MUS</text:p>
          </table:table-cell>
        </table:table-row>
        <table:table-row table:style-name="ro2">
          <table:table-cell table:number-columns-repeated="2" table:style-name="ce1" office:value-type="string" calcext:value-type="string">
            <text:p>SAKARYA</text:p>
          </table:table-cell>
          <table:table-cell table:style-name="ce2" office:value-type="float" office:value="82.121" calcext:value-type="float">
            <text:p>82</text:p>
          </table:table-cell>
          <table:table-cell/>
          <table:table-cell office:value-type="string" calcext:value-type="string">
            <text:p>SAKARYA</text:p>
          </table:table-cell>
        </table:table-row>
        <table:table-row table:style-name="ro2">
          <table:table-cell table:number-columns-repeated="2" table:style-name="ce1" office:value-type="string" calcext:value-type="string">
            <text:p>OSMANIYE</text:p>
          </table:table-cell>
          <table:table-cell table:style-name="ce2" office:value-type="float" office:value="81.605" calcext:value-type="float">
            <text:p>82</text:p>
          </table:table-cell>
          <table:table-cell/>
          <table:table-cell office:value-type="string" calcext:value-type="string">
            <text:p>OSMANIYE</text:p>
          </table:table-cell>
        </table:table-row>
        <table:table-row table:style-name="ro2">
          <table:table-cell table:number-columns-repeated="2" table:style-name="ce1" office:value-type="string" calcext:value-type="string">
            <text:p>BOLU</text:p>
          </table:table-cell>
          <table:table-cell table:style-name="ce2" office:value-type="float" office:value="79.736" calcext:value-type="float">
            <text:p>80</text:p>
          </table:table-cell>
          <table:table-cell/>
          <table:table-cell office:value-type="string" calcext:value-type="string">
            <text:p>BOLU</text:p>
          </table:table-cell>
        </table:table-row>
        <table:table-row table:style-name="ro2">
          <table:table-cell table:number-columns-repeated="2" table:style-name="ce1" office:value-type="string" calcext:value-type="string">
            <text:p>NIGDE</text:p>
          </table:table-cell>
          <table:table-cell table:style-name="ce2" office:value-type="float" office:value="79.64" calcext:value-type="float">
            <text:p>80</text:p>
          </table:table-cell>
          <table:table-cell/>
          <table:table-cell office:value-type="string" calcext:value-type="string">
            <text:p>NIGDE</text:p>
          </table:table-cell>
        </table:table-row>
        <table:table-row table:style-name="ro2">
          <table:table-cell table:number-columns-repeated="2" table:style-name="ce1" office:value-type="string" calcext:value-type="string">
            <text:p>BURDUR</text:p>
          </table:table-cell>
          <table:table-cell table:style-name="ce2" office:value-type="float" office:value="77.848" calcext:value-type="float">
            <text:p>78</text:p>
          </table:table-cell>
          <table:table-cell/>
          <table:table-cell office:value-type="string" calcext:value-type="string">
            <text:p>BURDUR</text:p>
          </table:table-cell>
        </table:table-row>
        <table:table-row table:style-name="ro2">
          <table:table-cell table:style-name="ce1" office:value-type="string" calcext:value-type="string">
            <text:p>ANKARA</text:p>
          </table:table-cell>
          <table:table-cell table:style-name="ce1" office:value-type="string" calcext:value-type="string">
            <text:p>Pljevlja</text:p>
          </table:table-cell>
          <table:table-cell table:style-name="ce2" office:value-type="float" office:value="77.33" calcext:value-type="float">
            <text:p>77</text:p>
          </table:table-cell>
          <table:table-cell/>
          <table:table-cell office:value-type="string" calcext:value-type="string">
            <text:p>Pljevlja</text:p>
          </table:table-cell>
        </table:table-row>
        <table:table-row table:style-name="ro2">
          <table:table-cell table:style-name="ce1" office:value-type="string" calcext:value-type="string">
            <text:p>KUTAHYA</text:p>
          </table:table-cell>
          <table:table-cell table:style-name="ce1" office:value-type="string" calcext:value-type="string">
            <text:p>ANKARA</text:p>
          </table:table-cell>
          <table:table-cell table:style-name="ce2" office:value-type="float" office:value="76.96675" calcext:value-type="float">
            <text:p>77</text:p>
          </table:table-cell>
          <table:table-cell/>
          <table:table-cell office:value-type="string" calcext:value-type="string">
            <text:p>ANKARA</text:p>
          </table:table-cell>
        </table:table-row>
        <table:table-row table:style-name="ro2">
          <table:table-cell table:style-name="ce1" office:value-type="string" calcext:value-type="string">
            <text:p>KAYSERI</text:p>
          </table:table-cell>
          <table:table-cell table:style-name="ce1" office:value-type="string" calcext:value-type="string">
            <text:p>KUTAHYA</text:p>
          </table:table-cell>
          <table:table-cell table:style-name="ce2" office:value-type="float" office:value="76.859" calcext:value-type="float">
            <text:p>77</text:p>
          </table:table-cell>
          <table:table-cell/>
          <table:table-cell office:value-type="string" calcext:value-type="string">
            <text:p>KUTAHYA</text:p>
          </table:table-cell>
        </table:table-row>
        <table:table-row table:style-name="ro2">
          <table:table-cell table:style-name="ce1" office:value-type="string" calcext:value-type="string">
            <text:p>EDIRNE</text:p>
          </table:table-cell>
          <table:table-cell table:style-name="ce1" office:value-type="string" calcext:value-type="string">
            <text:p>KAYSERI</text:p>
          </table:table-cell>
          <table:table-cell table:style-name="ce2" office:value-type="float" office:value="76.7536666666667" calcext:value-type="float">
            <text:p>77</text:p>
          </table:table-cell>
          <table:table-cell/>
          <table:table-cell office:value-type="string" calcext:value-type="string">
            <text:p>KAYSERI</text:p>
          </table:table-cell>
        </table:table-row>
        <table:table-row table:style-name="ro2">
          <table:table-cell table:style-name="ce1" office:value-type="string" calcext:value-type="string">
            <text:p>DENIZLI</text:p>
          </table:table-cell>
          <table:table-cell table:style-name="ce1" office:value-type="string" calcext:value-type="string">
            <text:p>EDIRNE</text:p>
          </table:table-cell>
          <table:table-cell table:style-name="ce2" office:value-type="float" office:value="74.157" calcext:value-type="float">
            <text:p>74</text:p>
          </table:table-cell>
          <table:table-cell/>
          <table:table-cell office:value-type="string" calcext:value-type="string">
            <text:p>EDIRNE</text:p>
          </table:table-cell>
        </table:table-row>
        <table:table-row table:style-name="ro2">
          <table:table-cell table:style-name="ce1" office:value-type="string" calcext:value-type="string">
            <text:p>CORUM</text:p>
          </table:table-cell>
          <table:table-cell table:style-name="ce1" office:value-type="string" calcext:value-type="string">
            <text:p>SKOPJE</text:p>
          </table:table-cell>
          <table:table-cell table:style-name="ce2" office:value-type="float" office:value="73.7976963625" calcext:value-type="float">
            <text:p>74</text:p>
          </table:table-cell>
          <table:table-cell/>
          <table:table-cell office:value-type="string" calcext:value-type="string">
            <text:p>SKOPJE</text:p>
          </table:table-cell>
        </table:table-row>
        <table:table-row table:style-name="ro2">
          <table:table-cell table:style-name="ce1" office:value-type="string" calcext:value-type="string">
            <text:p>SKOPJE</text:p>
          </table:table-cell>
          <table:table-cell table:style-name="ce1" office:value-type="string" calcext:value-type="string">
            <text:p>DENIZLI</text:p>
          </table:table-cell>
          <table:table-cell table:style-name="ce2" office:value-type="float" office:value="73.4535" calcext:value-type="float">
            <text:p>73</text:p>
          </table:table-cell>
          <table:table-cell/>
          <table:table-cell office:value-type="string" calcext:value-type="string">
            <text:p>DENIZLI</text:p>
          </table:table-cell>
        </table:table-row>
        <table:table-row table:style-name="ro2">
          <table:table-cell table:style-name="ce1" office:value-type="string" calcext:value-type="string">
            <text:p>URFA</text:p>
          </table:table-cell>
          <table:table-cell table:style-name="ce1" office:value-type="string" calcext:value-type="string">
            <text:p>CORUM</text:p>
          </table:table-cell>
          <table:table-cell table:style-name="ce2" office:value-type="float" office:value="73.07" calcext:value-type="float">
            <text:p>73</text:p>
          </table:table-cell>
          <table:table-cell/>
          <table:table-cell office:value-type="string" calcext:value-type="string">
            <text:p>CORUM</text:p>
          </table:table-cell>
        </table:table-row>
        <table:table-row table:style-name="ro2">
          <table:table-cell table:style-name="ce1" office:value-type="string" calcext:value-type="string">
            <text:p>ADIYAMAN</text:p>
          </table:table-cell>
          <table:table-cell table:style-name="ce1" office:value-type="string" calcext:value-type="string">
            <text:p>URFA</text:p>
          </table:table-cell>
          <table:table-cell table:style-name="ce2" office:value-type="float" office:value="72.254" calcext:value-type="float">
            <text:p>72</text:p>
          </table:table-cell>
          <table:table-cell/>
          <table:table-cell office:value-type="string" calcext:value-type="string">
            <text:p>URFA</text:p>
          </table:table-cell>
        </table:table-row>
        <table:table-row table:style-name="ro2">
          <table:table-cell table:style-name="ce1" office:value-type="string" calcext:value-type="string">
            <text:p>MUGLA</text:p>
          </table:table-cell>
          <table:table-cell table:style-name="ce1" office:value-type="string" calcext:value-type="string">
            <text:p>ADIYAMAN</text:p>
          </table:table-cell>
          <table:table-cell table:style-name="ce2" office:value-type="float" office:value="71.373" calcext:value-type="float">
            <text:p>71</text:p>
          </table:table-cell>
          <table:table-cell/>
          <table:table-cell office:value-type="string" calcext:value-type="string">
            <text:p>ADIYAMAN</text:p>
          </table:table-cell>
        </table:table-row>
        <table:table-row table:style-name="ro2">
          <table:table-cell table:style-name="ce1" office:value-type="string" calcext:value-type="string">
            <text:p>AYDIN</text:p>
          </table:table-cell>
          <table:table-cell table:style-name="ce1" office:value-type="string" calcext:value-type="string">
            <text:p>MUGLA</text:p>
          </table:table-cell>
          <table:table-cell table:style-name="ce2" office:value-type="float" office:value="71.014" calcext:value-type="float">
            <text:p>71</text:p>
          </table:table-cell>
          <table:table-cell/>
          <table:table-cell office:value-type="string" calcext:value-type="string">
            <text:p>MUGLA</text:p>
          </table:table-cell>
        </table:table-row>
        <table:table-row table:style-name="ro2">
          <table:table-cell table:style-name="ce1" office:value-type="string" calcext:value-type="string">
            <text:p>KAHRAMANMARAS</text:p>
          </table:table-cell>
          <table:table-cell table:style-name="ce1" office:value-type="string" calcext:value-type="string">
            <text:p>AYDIN</text:p>
          </table:table-cell>
          <table:table-cell table:style-name="ce2" office:value-type="float" office:value="70.926" calcext:value-type="float">
            <text:p>71</text:p>
          </table:table-cell>
          <table:table-cell/>
          <table:table-cell office:value-type="string" calcext:value-type="string">
            <text:p>AYDIN</text:p>
          </table:table-cell>
        </table:table-row>
        <table:table-row table:style-name="ro2">
          <table:table-cell table:style-name="ce1" office:value-type="string" calcext:value-type="string">
            <text:p>ZYWIEC</text:p>
          </table:table-cell>
          <table:table-cell table:style-name="ce1" office:value-type="string" calcext:value-type="string">
            <text:p>KAHRAMANMARAS</text:p>
          </table:table-cell>
          <table:table-cell table:style-name="ce2" office:value-type="float" office:value="70.837" calcext:value-type="float">
            <text:p>71</text:p>
          </table:table-cell>
          <table:table-cell/>
          <table:table-cell office:value-type="string" calcext:value-type="string">
            <text:p>KAHRAMANMARAS</text:p>
          </table:table-cell>
        </table:table-row>
        <table:table-row table:style-name="ro2">
          <table:table-cell table:number-columns-repeated="2" table:style-name="ce1" office:value-type="string" calcext:value-type="string">
            <text:p>ZONGULDAK</text:p>
          </table:table-cell>
          <table:table-cell table:style-name="ce2" office:value-type="float" office:value="70.513" calcext:value-type="float">
            <text:p>71</text:p>
          </table:table-cell>
          <table:table-cell/>
          <table:table-cell office:value-type="string" calcext:value-type="string">
            <text:p>ZONGULDAK</text:p>
          </table:table-cell>
        </table:table-row>
        <table:table-row table:style-name="ro2">
          <table:table-cell table:style-name="ce1" office:value-type="string" calcext:value-type="string">
            <text:p>PSZCZYNA</text:p>
          </table:table-cell>
          <table:table-cell table:style-name="ce1" office:value-type="string" calcext:value-type="string">
            <text:p>GUMUSHANE</text:p>
          </table:table-cell>
          <table:table-cell table:style-name="ce2" office:value-type="float" office:value="69.452" calcext:value-type="float">
            <text:p>69</text:p>
          </table:table-cell>
          <table:table-cell/>
          <table:table-cell office:value-type="string" calcext:value-type="string">
            <text:p>GUMUSHANE</text:p>
          </table:table-cell>
        </table:table-row>
        <table:table-row table:style-name="ro2">
          <table:table-cell table:style-name="ce1" office:value-type="string" calcext:value-type="string">
            <text:p>GUMUSHANE</text:p>
          </table:table-cell>
          <table:table-cell table:style-name="ce1" office:value-type="string" calcext:value-type="string">
            <text:p>BITOLA</text:p>
          </table:table-cell>
          <table:table-cell table:style-name="ce2" office:value-type="float" office:value="69.24163711" calcext:value-type="float">
            <text:p>69</text:p>
          </table:table-cell>
          <table:table-cell/>
          <table:table-cell office:value-type="string" calcext:value-type="string">
            <text:p>BITOLA</text:p>
          </table:table-cell>
        </table:table-row>
        <table:table-row table:style-name="ro2">
          <table:table-cell table:style-name="ce1" office:value-type="string" calcext:value-type="string">
            <text:p>Dimitrovgad</text:p>
          </table:table-cell>
          <table:table-cell table:style-name="ce1" office:value-type="string" calcext:value-type="string">
            <text:p>TEKIRDAG</text:p>
          </table:table-cell>
          <table:table-cell table:style-name="ce2" office:value-type="float" office:value="69.025" calcext:value-type="float">
            <text:p>69</text:p>
          </table:table-cell>
          <table:table-cell/>
          <table:table-cell office:value-type="string" calcext:value-type="string">
            <text:p>TEKIRDAG</text:p>
          </table:table-cell>
        </table:table-row>
        <table:table-row table:style-name="ro2">
          <table:table-cell table:style-name="ce1" office:value-type="string" calcext:value-type="string">
            <text:p>TEKIRDAG</text:p>
          </table:table-cell>
          <table:table-cell table:style-name="ce1" office:value-type="string" calcext:value-type="string">
            <text:p>USAK</text:p>
          </table:table-cell>
          <table:table-cell table:style-name="ce2" office:value-type="float" office:value="68.941" calcext:value-type="float">
            <text:p>69</text:p>
          </table:table-cell>
          <table:table-cell/>
          <table:table-cell office:value-type="string" calcext:value-type="string">
            <text:p>USAK</text:p>
          </table:table-cell>
        </table:table-row>
        <table:table-row table:style-name="ro2">
          <table:table-cell table:style-name="ce1" office:value-type="string" calcext:value-type="string">
            <text:p>USAK</text:p>
          </table:table-cell>
          <table:table-cell table:style-name="ce1" office:value-type="string" calcext:value-type="string">
            <text:p>DIYARBAKIR</text:p>
          </table:table-cell>
          <table:table-cell table:style-name="ce2" office:value-type="float" office:value="68.791" calcext:value-type="float">
            <text:p>69</text:p>
          </table:table-cell>
          <table:table-cell/>
          <table:table-cell office:value-type="string" calcext:value-type="string">
            <text:p>DIYARBAKIR</text:p>
          </table:table-cell>
        </table:table-row>
        <table:table-row table:style-name="ro2">
          <table:table-cell table:style-name="ce1" office:value-type="string" calcext:value-type="string">
            <text:p>DIYARBAKIR</text:p>
          </table:table-cell>
          <table:table-cell table:style-name="ce1" office:value-type="string" calcext:value-type="string">
            <text:p>MALATYA</text:p>
          </table:table-cell>
          <table:table-cell table:style-name="ce2" office:value-type="float" office:value="68.141" calcext:value-type="float">
            <text:p>68</text:p>
          </table:table-cell>
          <table:table-cell/>
          <table:table-cell office:value-type="string" calcext:value-type="string">
            <text:p>MALATYA</text:p>
          </table:table-cell>
        </table:table-row>
        <table:table-row table:style-name="ro2">
          <table:table-cell table:style-name="ce1" office:value-type="string" calcext:value-type="string">
            <text:p>MALATYA</text:p>
          </table:table-cell>
          <table:table-cell table:style-name="ce1" office:value-type="string" calcext:value-type="string">
            <text:p>AKSARAY</text:p>
          </table:table-cell>
          <table:table-cell table:style-name="ce2" office:value-type="float" office:value="67.59" calcext:value-type="float">
            <text:p>68</text:p>
          </table:table-cell>
          <table:table-cell/>
          <table:table-cell office:value-type="string" calcext:value-type="string">
            <text:p>AKSARAY</text:p>
          </table:table-cell>
        </table:table-row>
        <table:table-row table:style-name="ro2">
          <table:table-cell table:style-name="ce1" office:value-type="string" calcext:value-type="string">
            <text:p>Pljevlja</text:p>
          </table:table-cell>
          <table:table-cell table:style-name="ce1" office:value-type="string" calcext:value-type="string">
            <text:p>KIRIKKALE</text:p>
          </table:table-cell>
          <table:table-cell table:style-name="ce2" office:value-type="float" office:value="66.931" calcext:value-type="float">
            <text:p>67</text:p>
          </table:table-cell>
          <table:table-cell/>
          <table:table-cell office:value-type="string" calcext:value-type="string">
            <text:p>KIRIKKALE</text:p>
          </table:table-cell>
        </table:table-row>
        <table:table-row table:style-name="ro2">
          <table:table-cell table:style-name="ce1" office:value-type="string" calcext:value-type="string">
            <text:p>AKSARAY</text:p>
          </table:table-cell>
          <table:table-cell table:style-name="ce1" office:value-type="string" calcext:value-type="string">
            <text:p>VAN</text:p>
          </table:table-cell>
          <table:table-cell table:style-name="ce2" office:value-type="float" office:value="65.425" calcext:value-type="float">
            <text:p>65</text:p>
          </table:table-cell>
          <table:table-cell/>
          <table:table-cell office:value-type="string" calcext:value-type="string">
            <text:p>VAN</text:p>
          </table:table-cell>
        </table:table-row>
        <table:table-row table:style-name="ro2">
          <table:table-cell table:style-name="ce1" office:value-type="string" calcext:value-type="string">
            <text:p>KIRIKKALE</text:p>
          </table:table-cell>
          <table:table-cell table:style-name="ce1" office:value-type="string" calcext:value-type="string">
            <text:p>BAYBURT</text:p>
          </table:table-cell>
          <table:table-cell table:style-name="ce2" office:value-type="float" office:value="64.604" calcext:value-type="float">
            <text:p>65</text:p>
          </table:table-cell>
          <table:table-cell/>
          <table:table-cell office:value-type="string" calcext:value-type="string">
            <text:p>BAYBURT</text:p>
          </table:table-cell>
        </table:table-row>
        <table:table-row table:style-name="ro2">
          <table:table-cell table:style-name="ce1" office:value-type="string" calcext:value-type="string">
            <text:p>BITOLA</text:p>
          </table:table-cell>
          <table:table-cell table:style-name="ce1" office:value-type="string" calcext:value-type="string">
            <text:p>KONYA</text:p>
          </table:table-cell>
          <table:table-cell table:style-name="ce2" office:value-type="float" office:value="64.5235" calcext:value-type="float">
            <text:p>65</text:p>
          </table:table-cell>
          <table:table-cell/>
          <table:table-cell office:value-type="string" calcext:value-type="string">
            <text:p>KONYA</text:p>
          </table:table-cell>
        </table:table-row>
        <table:table-row table:style-name="ro2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ARDAHAN</text:p>
          </table:table-cell>
          <table:table-cell table:style-name="ce2" office:value-type="float" office:value="61.061" calcext:value-type="float">
            <text:p>61</text:p>
          </table:table-cell>
          <table:table-cell/>
          <table:table-cell office:value-type="string" calcext:value-type="string">
            <text:p>ARDAHAN</text:p>
          </table:table-cell>
        </table:table-row>
        <table:table-row table:style-name="ro2">
          <table:table-cell table:style-name="ce1" office:value-type="string" calcext:value-type="string">
            <text:p>RYBNIK</text:p>
          </table:table-cell>
          <table:table-cell table:style-name="ce1" office:value-type="string" calcext:value-type="string">
            <text:p>BARTIN</text:p>
          </table:table-cell>
          <table:table-cell table:style-name="ce2" office:value-type="float" office:value="60.056" calcext:value-type="float">
            <text:p>60</text:p>
          </table:table-cell>
          <table:table-cell/>
          <table:table-cell office:value-type="string" calcext:value-type="string">
            <text:p>BARTIN</text:p>
          </table:table-cell>
        </table:table-row>
        <table:table-row table:style-name="ro2">
          <table:table-cell table:style-name="ce1" office:value-type="string" calcext:value-type="string">
            <text:p>BAYBURT</text:p>
          </table:table-cell>
          <table:table-cell table:style-name="ce1" office:value-type="string" calcext:value-type="string">
            <text:p>Dimitrovgad</text:p>
          </table:table-cell>
          <table:table-cell table:style-name="ce2" office:value-type="float" office:value="59.1522063" calcext:value-type="float">
            <text:p>59</text:p>
          </table:table-cell>
          <table:table-cell/>
          <table:table-cell office:value-type="string" calcext:value-type="string">
            <text:p>Dimitrovgad</text:p>
          </table:table-cell>
        </table:table-row>
        <table:table-row table:style-name="ro2">
          <table:table-cell table:style-name="ce1" office:value-type="string" calcext:value-type="string">
            <text:p>WODZISLAW SLASKI</text:p>
          </table:table-cell>
          <table:table-cell table:style-name="ce1" office:value-type="string" calcext:value-type="string">
            <text:p>Plovdiv</text:p>
          </table:table-cell>
          <table:table-cell table:style-name="ce2" office:value-type="float" office:value="59.06525674" calcext:value-type="float">
            <text:p>59</text:p>
          </table:table-cell>
          <table:table-cell/>
          <table:table-cell office:value-type="string" calcext:value-type="string">
            <text:p>Plovdiv</text:p>
          </table:table-cell>
        </table:table-row>
        <table:table-row table:style-name="ro2">
          <table:table-cell table:style-name="ce1" office:value-type="string" calcext:value-type="string">
            <text:p>OPOCZNO</text:p>
          </table:table-cell>
          <table:table-cell table:style-name="ce1" office:value-type="string" calcext:value-type="string">
            <text:p>KILIS</text:p>
          </table:table-cell>
          <table:table-cell table:style-name="ce2" office:value-type="float" office:value="58.366" calcext:value-type="float">
            <text:p>58</text:p>
          </table:table-cell>
          <table:table-cell/>
          <table:table-cell office:value-type="string" calcext:value-type="string">
            <text:p>KILIS</text:p>
          </table:table-cell>
        </table:table-row>
        <table:table-row table:style-name="ro2">
          <table:table-cell table:style-name="ce1" office:value-type="string" calcext:value-type="string">
            <text:p>KONYA</text:p>
          </table:table-cell>
          <table:table-cell table:style-name="ce1" office:value-type="string" calcext:value-type="string">
            <text:p>ZYWIEC</text:p>
          </table:table-cell>
          <table:table-cell table:style-name="ce2" office:value-type="float" office:value="58.34242005" calcext:value-type="float">
            <text:p>58</text:p>
          </table:table-cell>
          <table:table-cell/>
          <table:table-cell office:value-type="string" calcext:value-type="string">
            <text:p>ZYWIEC</text:p>
          </table:table-cell>
        </table:table-row>
        <table:table-row table:style-name="ro2">
          <table:table-cell table:style-name="ce1" office:value-type="string" calcext:value-type="string">
            <text:p>SUCHA BESKIDZKA</text:p>
          </table:table-cell>
          <table:table-cell table:style-name="ce1" office:value-type="string" calcext:value-type="string">
            <text:p>PSZCZYNA</text:p>
          </table:table-cell>
          <table:table-cell table:style-name="ce2" office:value-type="float" office:value="57.85798816" calcext:value-type="float">
            <text:p>58</text:p>
          </table:table-cell>
          <table:table-cell/>
          <table:table-cell office:value-type="string" calcext:value-type="string">
            <text:p>PSZCZYNA</text:p>
          </table:table-cell>
        </table:table-row>
        <table:table-row table:style-name="ro2">
          <table:table-cell table:style-name="ce1" office:value-type="string" calcext:value-type="string">
            <text:p>GODOW</text:p>
          </table:table-cell>
          <table:table-cell table:style-name="ce1" office:value-type="string" calcext:value-type="string">
            <text:p>TRABZON</text:p>
          </table:table-cell>
          <table:table-cell table:style-name="ce2" office:value-type="float" office:value="57.7745" calcext:value-type="float">
            <text:p>58</text:p>
          </table:table-cell>
          <table:table-cell/>
          <table:table-cell office:value-type="string" calcext:value-type="string">
            <text:p>TRABZON</text:p>
          </table:table-cell>
        </table:table-row>
        <table:table-row table:style-name="ro2">
          <table:table-cell table:style-name="ce1" office:value-type="string" calcext:value-type="string">
            <text:p>Dolny Voden</text:p>
          </table:table-cell>
          <table:table-cell table:style-name="ce1" office:value-type="string" calcext:value-type="string">
            <text:p>ERZURUM</text:p>
          </table:table-cell>
          <table:table-cell table:style-name="ce2" office:value-type="float" office:value="56.724" calcext:value-type="float">
            <text:p>57</text:p>
          </table:table-cell>
          <table:table-cell/>
          <table:table-cell office:value-type="string" calcext:value-type="string">
            <text:p>ERZURUM</text:p>
          </table:table-cell>
        </table:table-row>
        <table:table-row table:style-name="ro2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Petah Tikva</text:p>
          </table:table-cell>
          <table:table-cell table:style-name="ce2" office:value-type="float" office:value="56.5" calcext:value-type="float">
            <text:p>57</text:p>
          </table:table-cell>
          <table:table-cell/>
          <table:table-cell office:value-type="string" calcext:value-type="string">
            <text:p>Petah Tikva</text:p>
          </table:table-cell>
        </table:table-row>
        <table:table-row table:style-name="ro2">
          <table:table-cell table:style-name="ce1" office:value-type="string" calcext:value-type="string">
            <text:p>KRAKOW</text:p>
          </table:table-cell>
          <table:table-cell table:style-name="ce1" office:value-type="string" calcext:value-type="string">
            <text:p>Tbilisi</text:p>
          </table:table-cell>
          <table:table-cell table:style-name="ce2" office:value-type="float" office:value="55.23" calcext:value-type="float">
            <text:p>55</text:p>
          </table:table-cell>
          <table:table-cell/>
          <table:table-cell office:value-type="string" calcext:value-type="string">
            <text:p>Tbilisi</text:p>
          </table:table-cell>
        </table:table-row>
        <table:table-row table:style-name="ro2">
          <table:table-cell/>
          <table:table-cell table:style-name="ce1" office:value-type="string" calcext:value-type="string">
            <text:p>KOCAELI</text:p>
          </table:table-cell>
          <table:table-cell table:style-name="ce2" office:value-type="float" office:value="55.0165" calcext:value-type="float">
            <text:p>55</text:p>
          </table:table-cell>
          <table:table-cell/>
          <table:table-cell office:value-type="string" calcext:value-type="string">
            <text:p>KOCAELI</text:p>
          </table:table-cell>
        </table:table-row>
        <table:table-row table:style-name="ro2">
          <table:table-cell/>
          <table:table-cell table:style-name="ce1" office:value-type="string" calcext:value-type="string">
            <text:p>Dolny Voden</text:p>
          </table:table-cell>
          <table:table-cell table:style-name="ce2" office:value-type="float" office:value="53.68421052" calcext:value-type="float">
            <text:p>54</text:p>
          </table:table-cell>
          <table:table-cell/>
          <table:table-cell office:value-type="string" calcext:value-type="string">
            <text:p>Dolny Voden</text:p>
          </table:table-cell>
        </table:table-row>
        <table:table-row table:style-name="ro2">
          <table:table-cell/>
          <table:table-cell table:style-name="ce1" office:value-type="string" calcext:value-type="string">
            <text:p>RYBNIK</text:p>
          </table:table-cell>
          <table:table-cell table:style-name="ce2" office:value-type="float" office:value="53.48467966" calcext:value-type="float">
            <text:p>53</text:p>
          </table:table-cell>
          <table:table-cell/>
          <table:table-cell office:value-type="string" calcext:value-type="string">
            <text:p>RYBNIK</text:p>
          </table:table-cell>
        </table:table-row>
        <table:table-row table:style-name="ro2">
          <table:table-cell/>
          <table:table-cell table:style-name="ce1" office:value-type="string" calcext:value-type="string">
            <text:p>Eilat</text:p>
          </table:table-cell>
          <table:table-cell table:style-name="ce2" office:value-type="float" office:value="53.4" calcext:value-type="float">
            <text:p>53</text:p>
          </table:table-cell>
          <table:table-cell/>
          <table:table-cell office:value-type="string" calcext:value-type="string">
            <text:p>Eilat</text:p>
          </table:table-cell>
        </table:table-row>
        <table:table-row table:style-name="ro2">
          <table:table-cell/>
          <table:table-cell table:style-name="ce1" office:value-type="string" calcext:value-type="string">
            <text:p>ISTANBUL</text:p>
          </table:table-cell>
          <table:table-cell table:style-name="ce2" office:value-type="float" office:value="53.369" calcext:value-type="float">
            <text:p>53</text:p>
          </table:table-cell>
          <table:table-cell/>
          <table:table-cell office:value-type="string" calcext:value-type="string">
            <text:p>ISTANBUL</text:p>
          </table:table-cell>
        </table:table-row>
        <table:table-row table:style-name="ro2">
          <table:table-cell/>
          <table:table-cell table:style-name="ce1" office:value-type="string" calcext:value-type="string">
            <text:p>WODZISLAW SLASKI</text:p>
          </table:table-cell>
          <table:table-cell table:style-name="ce2" office:value-type="float" office:value="53.25898289" calcext:value-type="float">
            <text:p>53</text:p>
          </table:table-cell>
          <table:table-cell/>
          <table:table-cell office:value-type="string" calcext:value-type="string">
            <text:p>WODZISLAW SLASKI</text:p>
          </table:table-cell>
        </table:table-row>
        <table:table-row table:style-name="ro2">
          <table:table-cell/>
          <table:table-cell table:style-name="ce1" office:value-type="string" calcext:value-type="string">
            <text:p>OPOCZNO</text:p>
          </table:table-cell>
          <table:table-cell table:style-name="ce2" office:value-type="float" office:value="53.25058823" calcext:value-type="float">
            <text:p>53</text:p>
          </table:table-cell>
          <table:table-cell/>
          <table:table-cell office:value-type="string" calcext:value-type="string">
            <text:p>OPOCZNO</text:p>
          </table:table-cell>
        </table:table-row>
        <table:table-row table:style-name="ro2">
          <table:table-cell/>
          <table:table-cell table:style-name="ce1" office:value-type="string" calcext:value-type="string">
            <text:p>ICEL</text:p>
          </table:table-cell>
          <table:table-cell table:style-name="ce2" office:value-type="float" office:value="53.203" calcext:value-type="float">
            <text:p>53</text:p>
          </table:table-cell>
          <table:table-cell/>
          <table:table-cell office:value-type="string" calcext:value-type="string">
            <text:p>ICEL</text:p>
          </table:table-cell>
        </table:table-row>
        <table:table-row table:style-name="ro2">
          <table:table-cell/>
          <table:table-cell table:style-name="ce1" office:value-type="string" calcext:value-type="string">
            <text:p>SUCHA BESKIDZKA</text:p>
          </table:table-cell>
          <table:table-cell table:style-name="ce2" office:value-type="float" office:value="53.03571428" calcext:value-type="float">
            <text:p>53</text:p>
          </table:table-cell>
          <table:table-cell/>
          <table:table-cell office:value-type="string" calcext:value-type="string">
            <text:p>SUCHA BESKIDZKA</text:p>
          </table:table-cell>
        </table:table-row>
        <table:table-row table:style-name="ro2">
          <table:table-cell/>
          <table:table-cell table:style-name="ce1" office:value-type="string" calcext:value-type="string">
            <text:p>Bnei Brak</text:p>
          </table:table-cell>
          <table:table-cell table:style-name="ce3" office:value-type="float" office:value="52.8340654161659" calcext:value-type="float">
            <text:p>53</text:p>
          </table:table-cell>
          <table:table-cell/>
          <table:table-cell office:value-type="string" calcext:value-type="string">
            <text:p>Bnei Brak</text:p>
          </table:table-cell>
        </table:table-row>
        <table:table-row table:style-name="ro2">
          <table:table-cell/>
          <table:table-cell table:style-name="ce1" office:value-type="string" calcext:value-type="string">
            <text:p>Arad</text:p>
          </table:table-cell>
          <table:table-cell table:style-name="ce2" office:value-type="float" office:value="52.8" calcext:value-type="float">
            <text:p>53</text:p>
          </table:table-cell>
          <table:table-cell/>
          <table:table-cell office:value-type="string" calcext:value-type="string">
            <text:p>Arad</text:p>
          </table:table-cell>
        </table:table-row>
        <table:table-row table:style-name="ro2">
          <table:table-cell/>
          <table:table-cell table:style-name="ce1" office:value-type="string" calcext:value-type="string">
            <text:p>NEVSEHIR</text:p>
          </table:table-cell>
          <table:table-cell table:style-name="ce2" office:value-type="float" office:value="52.785" calcext:value-type="float">
            <text:p>53</text:p>
          </table:table-cell>
          <table:table-cell/>
          <table:table-cell office:value-type="string" calcext:value-type="string">
            <text:p>NEVSEHIR</text:p>
          </table:table-cell>
        </table:table-row>
        <table:table-row table:style-name="ro2">
          <table:table-cell/>
          <table:table-cell table:style-name="ce1" office:value-type="string" calcext:value-type="string">
            <text:p>ORDU</text:p>
          </table:table-cell>
          <table:table-cell table:style-name="ce2" office:value-type="float" office:value="52.531" calcext:value-type="float">
            <text:p>53</text:p>
          </table:table-cell>
          <table:table-cell/>
          <table:table-cell office:value-type="string" calcext:value-type="string">
            <text:p>ORDU</text:p>
          </table:table-cell>
        </table:table-row>
        <table:table-row table:style-name="ro2">
          <table:table-cell/>
          <table:table-cell table:style-name="ce1" office:value-type="string" calcext:value-type="string">
            <text:p>MONTANA</text:p>
          </table:table-cell>
          <table:table-cell table:style-name="ce2" office:value-type="float" office:value="52.46147308" calcext:value-type="float">
            <text:p>52</text:p>
          </table:table-cell>
          <table:table-cell/>
          <table:table-cell office:value-type="string" calcext:value-type="string">
            <text:p>MONTANA</text:p>
          </table:table-cell>
        </table:table-row>
        <table:table-row table:style-name="ro2">
          <table:table-cell/>
          <table:table-cell table:style-name="ce1" office:value-type="string" calcext:value-type="string">
            <text:p>KARS</text:p>
          </table:table-cell>
          <table:table-cell table:style-name="ce2" office:value-type="float" office:value="52.212" calcext:value-type="float">
            <text:p>52</text:p>
          </table:table-cell>
          <table:table-cell/>
          <table:table-cell office:value-type="string" calcext:value-type="string">
            <text:p>KARS</text:p>
          </table:table-cell>
        </table:table-row>
        <table:table-row table:style-name="ro2">
          <table:table-cell/>
          <table:table-cell table:style-name="ce1" office:value-type="string" calcext:value-type="string">
            <text:p>BILECIK</text:p>
          </table:table-cell>
          <table:table-cell table:style-name="ce2" office:value-type="float" office:value="51.454" calcext:value-type="float">
            <text:p>51</text:p>
          </table:table-cell>
          <table:table-cell/>
          <table:table-cell office:value-type="string" calcext:value-type="string">
            <text:p>BILECIK</text:p>
          </table:table-cell>
        </table:table-row>
        <table:table-row table:style-name="ro2">
          <table:table-cell/>
          <table:table-cell table:style-name="ce1" office:value-type="string" calcext:value-type="string">
            <text:p>Sderot</text:p>
          </table:table-cell>
          <table:table-cell table:style-name="ce3" office:value-type="float" office:value="51.4436952736352" calcext:value-type="float">
            <text:p>51</text:p>
          </table:table-cell>
          <table:table-cell/>
          <table:table-cell office:value-type="string" calcext:value-type="string">
            <text:p>Sderot</text:p>
          </table:table-cell>
        </table:table-row>
        <table:table-row table:style-name="ro2">
          <table:table-cell/>
          <table:table-cell table:style-name="ce1" office:value-type="string" calcext:value-type="string">
            <text:p>VELES</text:p>
          </table:table-cell>
          <table:table-cell table:style-name="ce2" office:value-type="float" office:value="51.08148707" calcext:value-type="float">
            <text:p>51</text:p>
          </table:table-cell>
          <table:table-cell/>
          <table:table-cell office:value-type="string" calcext:value-type="string">
            <text:p>VELES</text:p>
          </table:table-cell>
        </table:table-row>
        <table:table-row table:style-name="ro2">
          <table:table-cell/>
          <table:table-cell table:style-name="ce1" office:value-type="string" calcext:value-type="string">
            <text:p>KRAKOW</text:p>
          </table:table-cell>
          <table:table-cell table:style-name="ce2" office:value-type="float" office:value="51.0747279333333" calcext:value-type="float">
            <text:p>51</text:p>
          </table:table-cell>
          <table:table-cell/>
          <table:table-cell office:value-type="string" calcext:value-type="string">
            <text:p>KRAK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TALY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r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D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D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far Masar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YOZGA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ABU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NI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AJEV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KAW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RZINC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G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d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SEHI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V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ivataim (Tel Aviv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des H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ZMI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EPOLOM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de Yo'a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l Aviv-Yaf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CH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NUR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shdo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MS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BRZ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COS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DO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CC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WA RU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u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rn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mey Yosse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'an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d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SKOV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KLAREL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T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OSZO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NEVEN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ZEZI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zarj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LI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er She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r Isra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LIKESI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D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WY SAC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TO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DUNSKA W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mat G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erusale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VIR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fu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ER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O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mm al-Fah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SKY TES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yat Malah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AS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WA MAZOWIEC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r Gal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SNOWI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NCEL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L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LAZI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K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BROWA GORNIC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V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f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kši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shkel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moli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RNA ORIAHOV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YCH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MASZOW MAZOWIEC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ROSLA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lon (Tel Aviv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YKOVRIS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EL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IE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WIERCI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ZZA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ara Zag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Yav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RES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ev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ELSKO BIA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TR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YSZK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RNA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hovo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WY TOMYS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NOWSKIE GO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DOG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ELENIA G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di'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OLTEL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LES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T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OSIN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liko Tarnov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THE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t Had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mi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djal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var'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LKA I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LIV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DONA' DI PIAV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GEN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TTIMO TORINE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ERAD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asar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VINA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m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VE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rat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EM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OTRKOW TRYBUNALS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DZIERZYN-KOZ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AGOEVGR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MASY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CH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AROGARD GDANS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D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it Shemes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UCZBOR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SI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BIAN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TWO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ESSANDR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um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TROW WIELKOPOLS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S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YDEK-MISTE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KIERNIE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GN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RIS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KOPA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LGRA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MASS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NO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YRARD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DOMSK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L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AULIA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IRATE D'AD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SCIERZY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RE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SA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NSTAN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R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WIDN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FONSI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SC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IL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ROCLA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yat Tiv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CEN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ESZY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RNA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F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NT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EL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rdo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RA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GREB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BONIFAC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GIER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rg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labov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RFO BOARIO TERM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AST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DO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EVIGL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TONI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GARO TORINE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EM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NSKA BYSTR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MAROUSS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GIUSTINA IN CO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ZESTOCHOW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skol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YSTRICA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POL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SK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YDGOSZC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D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if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GNA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S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UZOMBERO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V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VAZZANO CON VILLAVES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sh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LIS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CHIARO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IN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NG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ZEBI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RENT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dgor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ZCZAWNO ZDROJ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R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LAW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D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ES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g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EVIS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N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M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LAW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ANCAVILLA FONT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ROS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GIONOW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NAF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ARACHO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R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LANI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LBRZY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RSZAW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VI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ELL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IJE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NIEZ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LOMOUC-HEJC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Y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RT-DE-FR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IA POLESI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ERTO RE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IORANO MODENE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RCELL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P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NT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EDL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SENZ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VI S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sc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L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LAW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TKOWKA NOWI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NEZ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I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HERSKE HRADIS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IVENOGL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GAM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R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BLINI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LOTORYJ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AIPE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yíregyhá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yat A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QUARTU SANT'ELE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UT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LSK DUZ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yat Bial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KISEHI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R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ZESZ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AT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IEVID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LOG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NEVEZY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GLIA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OSTEJ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PO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STAMON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EZZ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MOS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MES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IBRALT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LESN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MI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zincbarci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ULOMMIE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ROBE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ER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G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N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SKO-ZDROJ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GIO NELL'EMIL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UDZIAD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CHARE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RL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OSTROZEBEK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NTI SUL MINC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GROWI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LOCLAWE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ACEN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GOFRANCO SUL P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re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OIES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éc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Linea de la Concepci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DAINIA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ON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BOVLJE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RAND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IBO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SZ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ROCCO AL POR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N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RASN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VERGE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LZA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GORZEL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IURGI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P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BO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MULATI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UD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S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PI SALENT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ODZK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C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LUSCO D'AD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AD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LKOW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TOSA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EURBA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LJ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BL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AMP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STO ARSIZ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VIGNANO SUL RUBIC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KA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C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EL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GORJE OB SAV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O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WIJNDRECH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ödertälj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N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SSANO DEL GRAPP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LLEFER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A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NCH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dape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SS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OELCH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RDA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NOWO PODGOR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DE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RRA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ER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A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S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VI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NICZYN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SE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ZIERZONI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ASTA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DDALO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M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JIDO (EL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T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L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BKOWICE SLASKI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DO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RSKA SOBO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RBI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ROBETA TURNU SEVER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ESELA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N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ORA (L'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CHIROL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ZEIKIA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O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NOWE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MISOA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S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RE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M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IO SOT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SSEMI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DZYN PODLAS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GAS DEL NARC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SET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PAL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bastuma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RAMM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SERRA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CE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LOTY POTO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EDRIKST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VA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ECHAN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BOK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ALA PODLAS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AG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L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TV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LOR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DUB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STI NAD LABE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EREZ DE LA FRONT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DNA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RAZSK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EVAS DEL ALMANZ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LUJ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NES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AGN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VO MES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O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VEN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M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BARTOLOME DE TIRAJ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ANK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VOOR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v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Z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ATISL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UN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T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ONA FIRI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LIG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TU'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brec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UBAI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L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ztergo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GL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NT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NDE-SYNTH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LAMENT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ILL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TOMER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N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AREGG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ZN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GH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LEC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EZZ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OSTERNEU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SCHOW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AG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DZ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TWERP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WEVEGE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GIA PARASKEV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CROCE SULL'AR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RENA DEL ALJARAF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ANKFU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NIU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PENHA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RES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T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IJ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YIA MAR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A IUL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I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IELONA G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EVEN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EJO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E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N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G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RJA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ERCUREA CIU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NTO EUGANE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PL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CHEDO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OCKHOL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YREG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öRLIT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RADEC KRALOV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NGHE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VOL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NUS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EK VAN HOLLA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RCE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DI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naújvár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tabány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TIB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EPP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GO VALSUG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N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IRENZ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RC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ENDRECH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ZIALOSZY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ZAR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ALE MONFERRA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ERTO DEL ROSAR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va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ACE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CA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ZCZECINE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TR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üRSTENF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LADA BOLESLA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UJOJI AKME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OLFS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üSSEL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RZOW WLKP.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SSUO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NGRE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USSEL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I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AI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JMUI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JK AAN ZE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N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LSENKIRCH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VITA CASTELL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LOVY VA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ENOKKERZE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RRIOS (LO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 TALBO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RANOV NAD TOPL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LACK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LT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lö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Z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YSLIBOR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ANDY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BER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UM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R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STELBER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IDONIA MONTECEL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Z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L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zege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RB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RASBO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TEAUNEUF-LES-MARTIGU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LORAN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S-SUR-M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LECH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VES-MAISO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OENE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NDR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TELLA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HARB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RBEG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TROLE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CHEL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ALYSTO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JUBLJ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RV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LOG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UG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OMUT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LAZZARO DI SAVE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TELLAR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Z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LLESC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VIED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NEGLI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REF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RANJ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US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A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LAT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SSA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öL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JE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UTTGA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RCEL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RECIF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RTMU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PPSA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ANFORD-LE-HOP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üN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ON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AS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KT POELT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RLI'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JME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EDERZ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C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WIDZY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LFET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LL IN TIR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ANDICC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PANNO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WIECI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PANCRAZIO SALENT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UEL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AND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EPAJ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L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LBOR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NADILLA DE AB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YCHNOV N. KNEZNO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RDRECH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LLE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PPELLE-LA-GRAN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NDL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KT ANDRä IM LAVANTT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MARTÍN DEL REY AUREL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pr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PONT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IGNA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RAM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GENT-SUR-OI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QUIMP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REMY-SUR-AV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URCO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ENOB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ROCHE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UL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OSSENZERS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ALBO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LLADO VILLALB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RUEN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UTNA H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LAT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UCK AN DER MU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RA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RANDA DE EB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TTBU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 DEL PRAD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SS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GECIR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üR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IRO MONTENOT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MADR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ERTOLL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GüESA/ZANGO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DEN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ERKERK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LOS DE LA FRONT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TTERD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DUCHOW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SAG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EN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REM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SSEL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YSK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INDIS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RT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ISEN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UR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IX-EN-PROVE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JACC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ARSCHO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M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M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ästerå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RASTN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RIZ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YAL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SPEZ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ECHA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üRN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RAN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PIETRO VERNOTI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IBR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TAGE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NVA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O TOR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DI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GOSES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nta Umbrí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LDKIR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SKA LIP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UC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NOJM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GüIM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N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SB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LINE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MSTERD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ENER NEU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OCKER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AGENFU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TTRO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zázhalombat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NKERQ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ENCIEN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yo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ULOGNE-SUR-M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GNES-SUR-M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YZ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INTE-A-PIT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E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USSILL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ROLA-CARCOP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NC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ST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OMB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DINA DEL CAMP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RLERO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N HAA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URAMIN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ZCZEC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LASG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L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FA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TSD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LBLA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N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OSCUS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LDA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ERL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LMAS DE GRAN CANARIA (LA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VOR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STO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NKOP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SE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EXANDR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IV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IS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INDHOV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IAGO DE COMPOSTE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AF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SKE BUDEJOV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LUPS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JT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UGS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ICE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GG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U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DEN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IES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TI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-UL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C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icí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ORM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LL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NDSHU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LLEVILLE-SUR-MEU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NES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JEAN-DE-BRAY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ZEK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RM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ME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DO LIGU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DEA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DEMO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UTN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SS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UTSCHLANDS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D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üNST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GFOR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AVANG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GANDA DEL RE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LVERSU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RGE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UNTHORP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ATRA NEAM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S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TTET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NDSVAL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R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EBI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AN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E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UTZ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GOL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XEMBO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TAF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ZER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rnádszurdo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AUVA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BIG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PERN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NNEVILLIE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PETIT-QUEVILL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Y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YT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M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S ABYM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CQ-EN-BAROEU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-DE-BOU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ES-LES-VALE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FO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OM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EMBLAY-EN-FR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MAN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S-LE-SAUN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PIER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TARÓ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ARD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DWIGSHAF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RUÑA (A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NN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POBASS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TZL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ANKFURT A. MA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RFU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ESSALONI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N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K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KT VEIT AN DER GL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NE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DLA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TU MA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VA GOR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OFDDOR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Z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BLONE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T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RELAVEG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GG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RUG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AISMA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CH-SUR-ALZET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NDAU (BODENSE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IAR NAD HRONO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TRO-URDIA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N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ED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LSZTY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LA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SANC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IGN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ASTBOUR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GAGNANO VAL D'AR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ANTARI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öNCHENGLADB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GROÑ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VITAVECCH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VERWIJ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LTWE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TEL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üNCH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AU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BANTO Y CIERVANA/ABANTO ZIERB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CRUZ DE LA PALM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CH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NITTELF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üL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öCH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SZAL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IA MA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E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TTINGH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IDEN I.D.OPF.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ECHOCINE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M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CLEMEN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I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EI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UNBüTT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RIL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SS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SCHE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URNA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UN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IVIS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LENC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Lucía de Tiraj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UTHAMPT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ND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UDAD RE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AD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j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UA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AISE-SUR-SA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NVILLE-EN-WOEV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Ílhav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M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IVE-LA-GAILLAR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OLO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NDRAN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N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VELI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RNA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TOU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UTRE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VE-DE-G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MANS-SUR-IS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MARTIN-D'H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RN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IR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MIE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THU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ULX-EN-VEL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EFRANCHE-SUR-SA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BRA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GA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LENJ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rrköp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AR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LAUCH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HU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NGOS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ADO DEL RE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öCKLABRU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ESBA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OS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LZBACH-ROSEN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L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N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TRO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GATY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VA DEL GAR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LENS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AN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ALÃ__ DE HENA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NEV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OLE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XFOR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O STEFANO DI MAG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NEC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RRALES DE BUELNA (LO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ORC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änsern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N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öDL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 I R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NSBRU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TEN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BLEN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N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LCHE/EL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BLA (LA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üRI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ANJUE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RST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RROY LE GRA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NHAU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BENTH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M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DANS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STEN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ITTAL AN DER DR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AN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TTEL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ELEF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A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LB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MAT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AEN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IHLA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OKE - ON - TRE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L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TT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EDERMANNS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USA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EZ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RO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REJO DE SALVA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 RIJP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RGHAU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ISENHüTTEN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S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DOMIERZY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EMNIT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ER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ASSLU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öRG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B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PELL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URG-LES-VALE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E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MBOUILL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RY-SUR-SEI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RG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RLEVILLE-MEZI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ERBOURG-OCTEV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OL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NA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NTAI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F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ROCHE-SUR-Y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G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RIGNA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RIB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NCHHAU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GENT-SUR-MAR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-SAINT-LOUIS-DU-RH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SIGN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TEA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JULIEN-MONT-DEN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ON-DE-PROVE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T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OY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GOULEM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-DE-MARS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O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BRANDEN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WIE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LLENTU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IED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E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ROQ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P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ULMB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SBROUG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H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TRECH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T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AL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NN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NDI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M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OPOL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IDEL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HAV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G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DEBEU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QUILI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ETI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EINWALL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EN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NABERG-BUCHHOL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Y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lmö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OB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VERKU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ABE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JADAHON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STILLERO (EL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 JUST DESVER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IONV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MBE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LHOU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N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VERE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LBA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IT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SLA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EDT/OD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ARLOU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EPST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CRUZ DE TENERIF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SCO CHIESANUO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KKA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REJÓN DE ARDO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GUI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NT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SCHAFFEN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LOD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ED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MUNA SINANDRE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WAL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UE-LES-TOU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NEV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MARTIN-DU-TERT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RISTIANSA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ULOU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OST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URRO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U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HL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lsin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RJASSO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WANS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LDOVA NOU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AG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RDHAU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NTERTHU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RNBIR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Z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PAGNE-LES-BOULONNA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E-SAVI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E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ufei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QUENT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BELIAR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LE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GE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THE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LONS-EN-CHAMPAG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MALI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U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LM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CAUTPO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ND-COURO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Y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UBEU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UITS-SAINT-GEORG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LEA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BRIEU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LAURENT-BLANG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OU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B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U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NG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RIE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YO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LMA DE MALLOR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DIF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RUCCH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 FELIU DE LLOBREGA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RB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ARBRüCK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ERDIJ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DWIGS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Ávi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IEDRICHSHAF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EB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RR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DRI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NSTAN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IM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EN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Ã„BISCH HAL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RLSRUH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C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ötebo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ÓSTOL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RMINGH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H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ESLO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URG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YAN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GGIBONS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LA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ZPEIT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UENLABRA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OND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DELAR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LMENAR VIEJ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öR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D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ASA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NCHESTER (Greate Manchester City Region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ITIE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LLEHAMM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YMOU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YSZK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STADT A.D.DON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IÑE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OTTAGLI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mp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JE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WPO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LLU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LL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M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FORZ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E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UTL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IVAS-VACIAMADRI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TSMOU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M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 VöSL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LADYSLAWOW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ALEJOS (LO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ACH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üRZ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ACC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G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NTEVED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HWEINFU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ró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LON-SUR-SA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NTI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RE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SSI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ENOD-LES-PONT-A-MOUSS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OL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I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VRE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TALAUDI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BASTIDE-CEZERACQ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PUY-EN-VEL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SIE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LRO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TIGU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NT-A-MOUSS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UMAZIERES-LOUBE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GE-NEU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EMANDEU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T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caldes-Engorda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SSE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ILLAR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NOSQ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NEL-VI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CHAMO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MARGARIDA I ELS MONJ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ADEJ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ENER NEU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TES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AMINGTON SP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ISERSLAUTER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VO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STERLA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BB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WE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VER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KELLEFT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KOLO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BLA (SA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NTECHIA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ADALAJA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PETR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IST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RUPP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CK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LFA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SSA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IELON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CREUSO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PFEN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ENG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CHAEL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AL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UL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UDEN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IL AM RHE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RRINGT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üBE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MONIX-MONT-BLAN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ENC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UFSTE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NFREDO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LMST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ELLEBO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NTSPIL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RT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OSSET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üRZZUSCHLA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A GIUS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LED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LANDA DI SAVO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GI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UDEN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REXHA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QUART DE POBL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AG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ZI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NFERRA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szpré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MA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imb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NEMAS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LERMONT-FERRA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DIZI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ERTV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R-LE-DU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URG-EN-BRES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RI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GNA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NG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LEVILLE-DEVANT-NANC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EMAINV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CCI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UNAY-LE-TEMP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LLAT-SUR-VI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JUNI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LOU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-DE-REU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NAZAI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IS-HERP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LZ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RM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RBA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HTLA-JARV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DAQU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RAGOZ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OBEND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NGHIR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MPTEN (Allgäu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OCKTON-ON-TE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ND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REIssIGACK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ESTERFI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LO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ANDA DE DUE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ERU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BER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ANDRES Y SAUC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B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lw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EUX-LES-MI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RPIGN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EI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ÑA BAJ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LIS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 AROLSEN/KOHLGRU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STAD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KERI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. GALL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TER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ESTONPA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UBERBISCHOFSHE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PAU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PO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MME-LEUZ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ELLA-MEHL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GE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DYN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nta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LL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ALESU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LINGENT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ÑA AL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SNABRUEC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ppeenran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TRE-DAME-DE-BLIQUETUI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DENIS-D'ANJO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LAURENT-DES-ARB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a do Con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a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GNA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LL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ERZ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IRVAUL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LFO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O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URGOIN-JALLIE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L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TIGNI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TEAURO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OSSA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COURO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GLAV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LUC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RIGUE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ETIENNE-DE-MONTLU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GELY-DU-FES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JULIEN-LES-MET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ELDSNO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IVER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yvinkää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SNA G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ICANTE/ALACA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 ISCH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AMAN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RI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ROMSØ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IGHT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TEIX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R DEL ARZOBISP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BL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AÑI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LAVERA DE LA REI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M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etarsaa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AD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YST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LA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uop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öHL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N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TELLÓN DE LA PLANA/CASTELLÓ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YOR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EN-BA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BAY LA NEUV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NISC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UNI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GOV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RNA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RKENHE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h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N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YKJAVI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LTAS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tk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TTERF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sbo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UXER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YRUSSE-VIEIL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TT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IE-MAHAUL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ZAN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T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REU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PIN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ER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'HOPIT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C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AND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A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E-MARGUERITE-SUR-M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E-SUZA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N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UTHEND - ON - S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äxjö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RTRI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STLEB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a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urk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ADALIX DE LA SIER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ROINV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INGEN-SCHWENN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DONDER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MON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NZWEIL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Martín de Valdeiglesi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DAI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RWI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ouv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R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MOG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RV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SUR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ONTAINEBLEA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RNEU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RASATE O MONDRAGÓ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RG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AVACA DE LA CRU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RACEDE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J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UL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NYO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NOLDSTE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RCE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D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C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a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OLFSBU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meå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UR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LADOLI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CQUAPENDEN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IVERPO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TARDI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URD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 COULONCH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N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URILLAC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SOI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V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RREGUEMI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SOU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ma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GERMAIN-SUR-RH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ESSANO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mbrí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LLIN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ING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R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RNI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RANGEMOU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GLOBSO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zna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kkel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üRTH/ODENWA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UHAU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ulu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DINBURG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ELSAL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BERDE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mat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USCO DE TAJUÑ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DAJO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degoví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SS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UREN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MMERA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LLENÇ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ITERWA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EVE D'ALPA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UIPR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u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S MAZU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MPFORGEU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NTCEAU-LES-MIN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VE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YONNAX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JEAN-DE-MAURI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LMUNST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XOV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JOR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URNEMOUT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ajaa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E-O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F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rúb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RPF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ERDOR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NDERLA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ETTING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ce Hea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rolaht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WCASTLE UPON TY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GUNTO/SAGU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keakosk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yväskylä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BEJ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JARALO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RCARRO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EFENBA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COY/ALCO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ULC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RLSFE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ONOSTIA-SAN SEBASTIÃ__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UDETE DE LAS FUENT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PULU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rjavalt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AY-LE-FRES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rag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a Franca de Xi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PALAIS-SUR-VIENN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NAC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IERS-EN-BO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MICHEL-L'OBSERVATOI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ARACH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LCIE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ERU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INO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L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KUREYR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RV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TZENHAUSEN/WA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IRES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ORITA DEL MAESTRAZG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ORTENKOPF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VERNES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UES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LBRIGG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INOS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NTA DE BAÑ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MS (EL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TAZAR (EL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ONES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Ã__CER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UL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hj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SCHEI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nt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S ANCIZES-COMP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ndellòs i l'Hospitalet de l'Infa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ISE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ALB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RI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NG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RRIA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EHLBER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METLLA DE MAR (L'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LAND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ALILE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NID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ASENC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OWROCLA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MAZORA/ALMASSO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ASSERKUPP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 ANTONI DE PORTMAN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SOUDU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NAZAIRE-LE-DESE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TENOI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GEA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GAR DE PALANC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ntes de García Rodríguez (A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RA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 PABLO DE LOS MONT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LUMI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ALAT DELS TARONGER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ADR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V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VIÑAO (O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MAR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NICASIM/BENICÃ€SSI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ITIGN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RR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OJOS (LOS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RRETTA TERM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LBISOLA SUPERIO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RTE BRUGNATE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ah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nto Tirs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BRISS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AINT-JOSEP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IANO DELL'UMBR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BERRIED-HOFSGRU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FNARFJORDU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EZZA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ÑAUSEND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 MINOZZ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ORIA-GASTEIZ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LLALBA DE GUARD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RELL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RUN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 TAMP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ISE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ÑO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I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ueyo de Araguás (El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pisábal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ERESOLE REAL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uon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number number:decimal-places="4" loext:min-decimal-places="4" number:min-integer-digits="1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0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0P2" style:volatile="true" number:language="pl" number:country="PL">
      <loext:text> </loext:text>
      <loext:fill-character> </loext:fill-character>
      <number:text>- zł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1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22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2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7:24:40.445782326</meta:creation-date>
    <dc:date>2018-04-02T18:08:56.068439237</dc:date>
    <meta:editing-duration>PT34M5S</meta:editing-duration>
    <meta:editing-cycles>1</meta:editing-cycles>
    <meta:document-statistic meta:table-count="1" meta:cell-count="1918" meta:object-count="0"/>
    <meta:generator>LibreOffice/5.4.5.1$Linux_X86_64 LibreOffice_project/40m0$Build-1</meta:generator>
  </office:meta>
</office:document-meta>
</file>